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CLGraphics2DAdapter.paintImage( Graphics2DImagePainter painter , RendererContext context , int x , int y , int width , int heigh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PCLGraphics2DAdapter.PCLGraphics2D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